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list-style-name="L1">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CE 477 Lab 5 – </text:p>
      <text:p text:style-name="P7">AVR Communication and Programming</text:p>
      <text:p text:style-name="P2">Cameron McGary, Joel Castro</text:p>
      <text:p text:style-name="P2"/>
      <text:p text:style-name="P3">Introduction</text:p>
      <text:p text:style-name="P1"/>
      <text:p text:style-name="P1">The goal of this lab was to actually build a program for the AVR to run. Specifically, we were to get the computer and the AVR chip to communicate to each other by having the computer send a letter and return a toggled case of the letter. In other words, if the character sent was a lower case letter, it would be sent back as a capital letter and viceversa. In the event that the character was not a letter, the character would just be sent back unchanged. For the second part, we decided to do a simple game of Simon Says using the AVR as random number generator and character comparer. This lab really drives at learning the communication aspects of the AVR as well as the inner-workings of the chip in terms of the bits and ports. Note: All x's <text:s/>seen in the paper seen as something like UDREx represents port numbers. In our case 0. </text:p>
      <text:p text:style-name="P1"/>
      <text:p text:style-name="P1"/>
      <text:list xml:id="list1631310205" text:style-name="L1">
        <text:list-header>
          <text:p text:style-name="P5"/>
        </text:list-header>
      </text:list>
      <text:p text:style-name="P3">Synopsis (A):</text:p>
      <text:p text:style-name="P3"/>
      <text:p text:style-name="P4">The goal of the first part of this project is to communicate with AVR and have it toggle the case of the letter that it is sent. To do this the sample code was used extensively to get an understanding of the code and what it was doing in terms of communicating. The sample code indirectly informed us that the code register that served as the I/O port for communications with the computer was the UDR. In this register values that are seen by both the AVR and the computer. The UCRxA <text:s/>registers are a collection of bits that are conditions of the UDR register. The bit UDREx is used to see if the register is empty. If the UDREx bit is a 1, the register is empty otherwise, it has a value in the register. This information can be used to make the condition:</text:p>
      <text:p text:style-name="P4"/>
      <text:p text:style-name="P4">while((UCSR0A&amp;(1&lt;&lt;UDRE0)) == 0);</text:p>
      <text:p text:style-name="P4"/>
      <text:p text:style-name="P4">so that that the program waits until this register is empty. <text:s/>This snippit actually stays in a while look when the empty bit is a 0 and when the register is empty and the UDRE bit is 1, the while loop is exited. <text:s/>For the case toggling of the letter, two if statements were used (one in an else) for the capital and lower case cases. To toggle, the ASCII letter is added or subtracted by the hexadecimal value 0x20 which is the difference between a capital A and a lowercase a as well as the other letters. The character is then simply saved to the UDR as a method of sending the code to the computer. This is pretty much it for the first part of the lab. </text:p>
      <text:p text:style-name="P4"/>
      <text:p text:style-name="P4">As for programming the AVR chip...</text:p>
      <text:p text:style-name="P1"/>
      <text:p text:style-name="P1"/>
      <text:p text:style-name="P3">Synopsis (B):</text:p>
      <text:p text:style-name="P1"/>
      <text:p text:style-name="P1">We chose to do a simple repeat the pattern type of game similar to Simon Says. To do this there are three major code parts that are implemented. The first is the pattern creation. For this the rand function is used to get a random number and then the modulo 10 <text:s/>value is saved to an array of chars named simon a j number of times, where we set j to 5 just as a simple test. The characters are printed to the screen as numbers readable by the user. The screen should then be cleared though not implemented at first. The process of the checking the input from the player is relatively simple. The program waits for the register <text:s/>to have a value stored in it, by looking at the RXCx bit which is set when the UDRx register receives a value form the computer. The char acter sent to the AVR is saved and then the program waits for the register to be empty. The character is compared to the current number in the random number sequence generated. If at any point in the sequence the number entered is incorrect, the win flag is reset (set to zero) and the for loop will be exited. In the event that the sequence is correctly entered, the win condition will remain a 1. A statement on winning or losing is printed to the computer depending on this win value. There is also a printed line asking if the user wants to play again. If the player says no, the game executes a break command out of an infinite loop and the game ends, other wise the game will reach the end of the while loop and start over generating another random number sequ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el Castro</meta:initial-creator>
    <meta:creation-date>2010-03-29T09:23:25.75</meta:creation-date>
    <dc:date>2010-03-29T13:48:07</dc:date>
    <dc:creator>Joel Castro</dc:creator>
    <meta:editing-duration>PT01H19M04S</meta:editing-duration>
    <meta:editing-cycles>8</meta:editing-cycles>
    <meta:generator>OpenOffice.org/3.1$Linux OpenOffice.org_project/310m19$Build-9420</meta:generator>
    <meta:document-statistic meta:table-count="0" meta:image-count="0" meta:object-count="0" meta:page-count="1" meta:paragraph-count="12" meta:word-count="752" meta:character-count="3966"/>
  </office:meta>
</office:document-meta>
</file>